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style:min-row-height="3cm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office:value-type="string">
            <text:p text:style-name="P2"><office:annotation><dc:creator>Luc Saffre</dc:creator><dc:date>2013-09-13T05:40:15</dc:date><text:p text:style-name="P3"><text:span text:style-name="T2">do cell for rec in recipients</text:span></text:p></office:annotation><office:annotation><dc:creator>Luc Saffre</dc:creator><dc:date>2013-09-12T05:05:01</dc:date><text:p><text:span text:style-name="T1">do text</text:span></text:p><text:p><text:span text:style-name="T1">from html(rec.address_html)</text:span></text:p></office:annotation></text:p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9-13T07:01:31</dc:date>
    <dc:creator>Luc Saffre</dc:creator>
    <meta:editing-duration>PT1H55M25S</meta:editing-duration>
    <meta:editing-cycles>40</meta:editing-cycles>
    <meta:generator>LibreOffice/3.5$Linux_x86 LibreOffice_project/350m1$Build-2</meta:generator>
    <meta:document-statistic meta:table-count="1" meta:image-count="0" meta:object-count="0" meta:page-count="1" meta:paragraph-count="1" meta:word-count="2" meta:character-count="2" meta:non-whitespace-character-count="2"/>
  </office:meta>
</office:document-meta>
</file>